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alendarValidator.compareQuarters( Calendar value , Calendar compare , int monthOfFirstQuar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CalendarValidator.parse( String value , String pattern , Locale locale , TimeZone timeZon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CalendarValidator.compare( Calendar value , Calendar compare , int fiel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CalendarValidator.getFormat( Locale loca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CalendarValidator.AbstractCalendarValidator( boolean strict , int dateStyle , int time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alendarValidator.format( Object valu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lendarValidator.format( Object value , Locale loca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lendarValidator.isValid( String value , String pattern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lendarValidator.format( Object value , String pattern , Locale locale , TimeZone timeZo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alendarValidator.calculateCompareResult( Calendar value , Calendar compare , int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CalendarValidator.format( Object valu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lendarValidator.compareTime( Calendar value , Calendar compare , int fiel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CalendarValidator.format( Object value , Format format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lendarValidator.calculateQuarter( Calendar calendar , int monthOfFirstQuar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CalendarValidator.getFormat( String pattern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CalendarValidator.format( Object value , String pattern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